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M Mono 10" fo:font-size="18pt" officeooo:rsid="00038b6c" officeooo:paragraph-rsid="00038b6c" style:font-size-asian="15.75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LM Mono 10" fo:font-size="18pt" officeooo:rsid="00038b6c" officeooo:paragraph-rsid="00038b6c" style:font-size-asian="15.75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M Mono 10" fo:font-size="18pt" officeooo:rsid="0003d526" officeooo:paragraph-rsid="0003d526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LM Mono 10" fo:font-size="18pt" officeooo:rsid="0003d526" officeooo:paragraph-rsid="0003d526" style:font-size-asian="15.75pt" style:font-size-complex="18pt"/>
    </style:style>
    <style:style style:name="P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M Mono 10" fo:font-size="18pt" officeooo:rsid="0003d526" officeooo:paragraph-rsid="0003d526" style:font-size-asian="15.75pt" style:font-size-complex="18pt"/>
    </style:style>
    <style:style style:name="P6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M Mono 10" fo:font-size="18pt" officeooo:rsid="0003d526" officeooo:paragraph-rsid="0003d526" style:font-size-asian="15.75pt" style:font-size-complex="18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ahier de charge:</text:p>
      <text:list xml:id="list8899117120210830327" text:style-name="L1">
        <text:list-item>
          <text:p text:style-name="P2">LE PROJET:</text:p>
          <text:p text:style-name="P2">un site web qui definie Sidi-El-Houari et sa Fondation.</text:p>
        </text:list-item>
      </text:list>
      <text:p text:style-name="P6">Les chercheurs scientifiques publieront des manuscrits</text:p>
      <text:p text:style-name="P5">Les élèves utiliseront la barre de recherche pour récupérer ces manuscrits</text:p>
      <text:p text:style-name="P5">Les chercheurs scientifiques contactent l'admin pour créer des comptes</text:p>
      <text:p text:style-name="P5">Les choses créent ces comptes pour les recherches afin qu'ils puissent publier les articles</text:p>
      <text:p text:style-name="P5">Le matériel confirme les articles publiés avant publication.</text:p>
      <text:p text:style-name="P5">Le site sera international</text:p>
      <text:p text:style-name="P5">Le site définira les informations relatives à Oran et l'Algérie</text:p>
      <text:p text:style-name="P5">Nous allons utiliser la première fréquence de canal algérienne, la fréquence radio d'Oran, l'adresse et le logo de la fondation.</text:p>
      <text:p text:style-name="P5"/>
      <text:list xml:id="list165424977212768" text:continue-numbering="true" text:style-name="L1">
        <text:list-item>
          <text:p text:style-name="P3">Les personnes ciblées:</text:p>
          <text:list>
            <text:list-item>
              <text:p text:style-name="P3">des chercheurs</text:p>
            </text:list-item>
            <text:list-item>
              <text:p text:style-name="P3">élèves</text:p>
            </text:list-item>
            <text:list-item>
              <text:p text:style-name="P3">Les gens qui veulent découvrir l'histoire d'Oran.</text:p>
            </text:list-item>
            <text:list-item>
              <text:p text:style-name="P3">Médias</text:p>
            </text:list-item>
          </text:list>
        </text:list-item>
      </text:list>
      <text:p text:style-name="P4"/>
      <text:p text:style-name="P4"/>
      <text:list xml:id="list165425332083535" text:continue-numbering="true" text:style-name="L1">
        <text:list-item>
          <text:p text:style-name="P3"><text:soft-page-break/>Le plan du site Web</text:p>
          <text:list>
            <text:list-item>
              <text:p text:style-name="P3">la structure:</text:p>
            </text:list-item>
          </text:list>
          <text:p text:style-name="P3"/>
          <text:list text:continue-numbering="true">
            <text:list-item>
              <text:p text:style-name="P3">Le contenu (articles):</text:p>
              <text:p text:style-name="P3">Édité par des chercheurs.</text:p>
              <text:p text:style-name="P3">Un article avec une petite descrip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0:19:29.158370384</meta:creation-date>
    <dc:date>2017-06-22T16:54:23.216199570</dc:date>
    <meta:editing-duration>PT3H30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144" meta:character-count="878" meta:non-whitespace-character-count="768"/>
  </office:meta>
</office:document-meta>
</file>